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YMBG" style:family="table-column">
      <style:table-column-properties style:column-width="4.956cm"/>
    </style:style>
    <style:style style:name="ID0E5MBG" style:family="table-column">
      <style:table-column-properties style:column-width="8.798cm"/>
    </style:style>
    <style:style style:name="ID0EENBG" style:family="table-column">
      <style:table-column-properties style:column-width="2.067cm"/>
    </style:style>
    <style:style style:name="ID0EKNBG" style:family="table-column">
      <style:table-column-properties style:column-width="2.093cm"/>
    </style:style>
    <style:style style:name="ID0EQNBG" style:family="table-column">
      <style:table-column-properties style:column-width="2.244cm"/>
    </style:style>
    <style:style style:name="ID0EWNBG" style:family="table-column">
      <style:table-column-properties style:column-width="1.387cm"/>
    </style:style>
    <style:style style:name="co7" style:family="table-column">
      <style:table-column-properties fo:break-before="auto" style:column-width="2.25cm"/>
    </style:style>
    <style:style style:name="ID0EWUBI" style:family="table-column">
      <style:table-column-properties style:column-width="4.956cm"/>
    </style:style>
    <style:style style:name="ID0E3UBI" style:family="table-column">
      <style:table-column-properties style:column-width="8.798cm"/>
    </style:style>
    <style:style style:name="ID0ECVBI" style:family="table-column">
      <style:table-column-properties style:column-width="2.067cm"/>
    </style:style>
    <style:style style:name="ID0EIVBI" style:family="table-column">
      <style:table-column-properties style:column-width="2.093cm"/>
    </style:style>
    <style:style style:name="ID0EOVBI" style:family="table-column">
      <style:table-column-properties style:column-width="2.244cm"/>
    </style:style>
    <style:style style:name="ID0EUVBI" style:family="table-column">
      <style:table-column-properties style:column-width="1.387cm"/>
    </style:style>
    <style:style style:name="ro6" style:family="table-row">
      <style:table-row-properties fo:break-before="auto" style:row-height="0.459cm"/>
    </style:style>
    <style:style style:name="ID0E4NBG" style:family="table-row">
      <style:table-row-properties fo:break-before="auto" style:row-height="0.422cm" style:use-optimal-row-height="false"/>
    </style:style>
    <style:style style:name="ID0EVPBG" style:family="table-row">
      <style:table-row-properties fo:break-before="auto" style:row-height="0.422cm" style:use-optimal-row-height="false"/>
    </style:style>
    <style:style style:name="ID0EWRBG" style:family="table-row">
      <style:table-row-properties fo:break-before="auto" style:row-height="0.422cm" style:use-optimal-row-height="false"/>
    </style:style>
    <style:style style:name="ID0E6TBG" style:family="table-row">
      <style:table-row-properties fo:break-before="auto" style:row-height="0.422cm" style:use-optimal-row-height="false"/>
    </style:style>
    <style:style style:name="ID0EIWBG" style:family="table-row">
      <style:table-row-properties fo:break-before="auto" style:row-height="0.422cm" style:use-optimal-row-height="false"/>
    </style:style>
    <style:style style:name="ID0ERYBG" style:family="table-row">
      <style:table-row-properties fo:break-before="auto" style:row-height="0.422cm" style:use-optimal-row-height="false"/>
    </style:style>
    <style:style style:name="ID0E11BG" style:family="table-row">
      <style:table-row-properties fo:break-before="auto" style:row-height="0.422cm" style:use-optimal-row-height="false"/>
    </style:style>
    <style:style style:name="ID0ED4BG" style:family="table-row">
      <style:table-row-properties fo:break-before="auto" style:row-height="0.422cm" style:use-optimal-row-height="false"/>
    </style:style>
    <style:style style:name="ID0EM6BG" style:family="table-row">
      <style:table-row-properties fo:break-before="auto" style:row-height="0.422cm" style:use-optimal-row-height="false"/>
    </style:style>
    <style:style style:name="ID0EWBAI" style:family="table-row">
      <style:table-row-properties fo:break-before="auto" style:row-height="0.422cm" style:use-optimal-row-height="false"/>
    </style:style>
    <style:style style:name="ID0E6DAI" style:family="table-row">
      <style:table-row-properties fo:break-before="auto" style:row-height="0.422cm" style:use-optimal-row-height="false"/>
    </style:style>
    <style:style style:name="ID0EIGAI" style:family="table-row">
      <style:table-row-properties fo:break-before="auto" style:row-height="0.422cm" style:use-optimal-row-height="false"/>
    </style:style>
    <style:style style:name="ID0ERIAI" style:family="table-row">
      <style:table-row-properties fo:break-before="auto" style:row-height="0.422cm" style:use-optimal-row-height="false"/>
    </style:style>
    <style:style style:name="ID0E1KAI" style:family="table-row">
      <style:table-row-properties fo:break-before="auto" style:row-height="0.422cm" style:use-optimal-row-height="false"/>
    </style:style>
    <style:style style:name="ID0EDNAI" style:family="table-row">
      <style:table-row-properties fo:break-before="auto" style:row-height="0.422cm" style:use-optimal-row-height="false"/>
    </style:style>
    <style:style style:name="ID0EMPAI" style:family="table-row">
      <style:table-row-properties fo:break-before="auto" style:row-height="0.422cm" style:use-optimal-row-height="false"/>
    </style:style>
    <style:style style:name="ID0EVRAI" style:family="table-row">
      <style:table-row-properties fo:break-before="auto" style:row-height="0.422cm" style:use-optimal-row-height="false"/>
    </style:style>
    <style:style style:name="ID0E5TAI" style:family="table-row">
      <style:table-row-properties fo:break-before="auto" style:row-height="0.422cm" style:use-optimal-row-height="false"/>
    </style:style>
    <style:style style:name="ID0EIWAI" style:family="table-row">
      <style:table-row-properties fo:break-before="auto" style:row-height="0.422cm" style:use-optimal-row-height="false"/>
    </style:style>
    <style:style style:name="ID0ELYAI" style:family="table-row">
      <style:table-row-properties fo:break-before="auto" style:row-height="0.422cm" style:use-optimal-row-height="false"/>
    </style:style>
    <style:style style:name="ID0EO1AI" style:family="table-row">
      <style:table-row-properties fo:break-before="auto" style:row-height="0.422cm" style:use-optimal-row-height="false"/>
    </style:style>
    <style:style style:name="ID0ER3AI" style:family="table-row">
      <style:table-row-properties fo:break-before="auto" style:row-height="0.422cm" style:use-optimal-row-height="false"/>
    </style:style>
    <style:style style:name="ID0EU5AI" style:family="table-row">
      <style:table-row-properties fo:break-before="auto" style:row-height="0.422cm" style:use-optimal-row-height="false"/>
    </style:style>
    <style:style style:name="ID0EXABI" style:family="table-row">
      <style:table-row-properties fo:break-before="auto" style:row-height="0.422cm" style:use-optimal-row-height="false"/>
    </style:style>
    <style:style style:name="ID0E1CBI" style:family="table-row">
      <style:table-row-properties fo:break-before="auto" style:row-height="0.422cm" style:use-optimal-row-height="false"/>
    </style:style>
    <style:style style:name="ID0E4EBI" style:family="table-row">
      <style:table-row-properties fo:break-before="auto" style:row-height="0.422cm" style:use-optimal-row-height="false"/>
    </style:style>
    <style:style style:name="ID0EAHBI" style:family="table-row">
      <style:table-row-properties fo:break-before="auto" style:row-height="0.422cm" style:use-optimal-row-height="false"/>
    </style:style>
    <style:style style:name="ID0EYIBI" style:family="table-row">
      <style:table-row-properties fo:break-before="auto" style:row-height="0.422cm" style:use-optimal-row-height="false"/>
    </style:style>
    <style:style style:name="ID0EQKBI" style:family="table-row">
      <style:table-row-properties fo:break-before="auto" style:row-height="0.422cm" style:use-optimal-row-height="false"/>
    </style:style>
    <style:style style:name="ID0EIMBI" style:family="table-row">
      <style:table-row-properties fo:break-before="auto" style:row-height="0.422cm" style:use-optimal-row-height="false"/>
    </style:style>
    <style:style style:name="ID0EAOBI" style:family="table-row">
      <style:table-row-properties fo:break-before="auto" style:row-height="0.422cm" style:use-optimal-row-height="false"/>
    </style:style>
    <style:style style:name="ID0EYPBI" style:family="table-row">
      <style:table-row-properties fo:break-before="auto" style:row-height="0.422cm" style:use-optimal-row-height="false"/>
    </style:style>
    <style:style style:name="ID0EQRBI" style:family="table-row">
      <style:table-row-properties fo:break-before="auto" style:row-height="0.422cm" style:use-optimal-row-height="false"/>
    </style:style>
    <style:style style:name="ro7" style:family="table-row">
      <style:table-row-properties fo:break-before="auto" style:row-height="0.459cm"/>
    </style:style>
    <style:style style:name="ID0E2VBI" style:family="table-row">
      <style:table-row-properties fo:break-before="auto" style:row-height="0.422cm" style:use-optimal-row-height="false"/>
    </style:style>
    <style:style style:name="ID0ETXBI" style:family="table-row">
      <style:table-row-properties fo:break-before="auto" style:row-height="0.422cm" style:use-optimal-row-height="false"/>
    </style:style>
    <style:style style:name="ID0EUZBI" style:family="table-row">
      <style:table-row-properties fo:break-before="auto" style:row-height="0.422cm" style:use-optimal-row-height="false"/>
    </style:style>
    <style:style style:name="ID0E42BI" style:family="table-row">
      <style:table-row-properties fo:break-before="auto" style:row-height="0.422cm" style:use-optimal-row-height="false"/>
    </style:style>
    <style:style style:name="ID0EG5BI" style:family="table-row">
      <style:table-row-properties fo:break-before="auto" style:row-height="0.422cm" style:use-optimal-row-height="false"/>
    </style:style>
    <style:style style:name="ID0EPACI" style:family="table-row">
      <style:table-row-properties fo:break-before="auto" style:row-height="0.422cm" style:use-optimal-row-height="false"/>
    </style:style>
    <style:style style:name="ID0EYCCI" style:family="table-row">
      <style:table-row-properties fo:break-before="auto" style:row-height="0.422cm" style:use-optimal-row-height="false"/>
    </style:style>
    <style:style style:name="ID0ECFCI" style:family="table-row">
      <style:table-row-properties fo:break-before="auto" style:row-height="0.422cm" style:use-optimal-row-height="false"/>
    </style:style>
    <style:style style:name="ID0EMHCI" style:family="table-row">
      <style:table-row-properties fo:break-before="auto" style:row-height="0.422cm" style:use-optimal-row-height="false"/>
    </style:style>
    <style:style style:name="ID0EWJCI" style:family="table-row">
      <style:table-row-properties fo:break-before="auto" style:row-height="0.422cm" style:use-optimal-row-height="false"/>
    </style:style>
    <style:style style:name="ID0EBMCI" style:family="table-row">
      <style:table-row-properties fo:break-before="auto" style:row-height="0.422cm" style:use-optimal-row-height="false"/>
    </style:style>
    <style:style style:name="ID0EKOCI" style:family="table-row">
      <style:table-row-properties fo:break-before="auto" style:row-height="0.422cm" style:use-optimal-row-height="false"/>
    </style:style>
    <style:style style:name="ID0ETQCI" style:family="table-row">
      <style:table-row-properties fo:break-before="auto" style:row-height="0.422cm" style:use-optimal-row-height="false"/>
    </style:style>
    <style:style style:name="ID0E3SCI" style:family="table-row">
      <style:table-row-properties fo:break-before="auto" style:row-height="0.422cm" style:use-optimal-row-height="false"/>
    </style:style>
    <style:style style:name="ID0EFVCI" style:family="table-row">
      <style:table-row-properties fo:break-before="auto" style:row-height="0.422cm" style:use-optimal-row-height="false"/>
    </style:style>
    <style:style style:name="ID0EPXCI" style:family="table-row">
      <style:table-row-properties fo:break-before="auto" style:row-height="0.422cm" style:use-optimal-row-height="false"/>
    </style:style>
    <style:style style:name="ID0EZZCI" style:family="table-row">
      <style:table-row-properties fo:break-before="auto" style:row-height="0.422cm" style:use-optimal-row-height="false"/>
    </style:style>
    <style:style style:name="ID0ED3CI" style:family="table-row">
      <style:table-row-properties fo:break-before="auto" style:row-height="0.422cm" style:use-optimal-row-height="false"/>
    </style:style>
    <style:style style:name="ID0EM5CI" style:family="table-row">
      <style:table-row-properties fo:break-before="auto" style:row-height="0.422cm" style:use-optimal-row-height="false"/>
    </style:style>
    <style:style style:name="ID0EVADI" style:family="table-row">
      <style:table-row-properties fo:break-before="auto" style:row-height="0.422cm" style:use-optimal-row-height="false"/>
    </style:style>
    <style:style style:name="ID0E5CDI" style:family="table-row">
      <style:table-row-properties fo:break-before="auto" style:row-height="0.422cm" style:use-optimal-row-height="false"/>
    </style:style>
    <style:style style:name="ID0EHFDI" style:family="table-row">
      <style:table-row-properties fo:break-before="auto" style:row-height="0.422cm" style:use-optimal-row-height="false"/>
    </style:style>
    <style:style style:name="ID0EQHDI" style:family="table-row">
      <style:table-row-properties fo:break-before="auto" style:row-height="0.422cm" style:use-optimal-row-height="false"/>
    </style:style>
    <style:style style:name="ID0EZJDI" style:family="table-row">
      <style:table-row-properties fo:break-before="auto" style:row-height="0.422cm" style:use-optimal-row-height="false"/>
    </style:style>
    <style:style style:name="ID0EDMDI" style:family="table-row">
      <style:table-row-properties fo:break-before="auto" style:row-height="0.422cm" style:use-optimal-row-height="false"/>
    </style:style>
    <style:style style:name="ID0ENODI" style:family="table-row">
      <style:table-row-properties fo:break-before="auto" style:row-height="0.422cm" style:use-optimal-row-height="false"/>
    </style:style>
    <style:style style:name="ID0EXQDI" style:family="table-row">
      <style:table-row-properties fo:break-before="auto" style:row-height="0.422cm" style:use-optimal-row-height="false"/>
    </style:style>
    <style:style style:name="ID0EPSDI" style:family="table-row">
      <style:table-row-properties fo:break-before="auto" style:row-height="0.422cm" style:use-optimal-row-height="false"/>
    </style:style>
    <style:style style:name="ID0EHUDI" style:family="table-row">
      <style:table-row-properties fo:break-before="auto" style:row-height="0.422cm" style:use-optimal-row-height="false"/>
    </style:style>
    <style:style style:name="ID0E6VDI" style:family="table-row">
      <style:table-row-properties fo:break-before="auto" style:row-height="0.422cm" style:use-optimal-row-height="false"/>
    </style:style>
    <style:style style:name="ID0EXXDI" style:family="table-row">
      <style:table-row-properties fo:break-before="auto" style:row-height="0.422cm" style:use-optimal-row-height="false"/>
    </style:style>
    <style:style style:name="ID0EPZDI" style:family="table-row">
      <style:table-row-properties fo:break-before="auto" style:row-height="0.422cm" style:use-optimal-row-height="false"/>
    </style:style>
    <style:style style:name="ID0EH2DI" style:family="table-row">
      <style:table-row-properties fo:break-before="auto" style:row-height="0.422cm" style:use-optimal-row-height="false"/>
    </style:style>
    <style:style style:name="ID0E3N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O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6O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M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YP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5DI" style:family="table" style:master-page-name="Default">
      <style:table-properties/>
    </style:style>
    <style:style style:name="ID0EZ5DI" style:family="table" style:master-page-name="Default">
      <style:table-properties/>
    </style:style>
    <style:style style:name="ID0EH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R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FU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PU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4U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GV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V3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63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T4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44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G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Q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Z6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4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HF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U5DI">
        <table:table-column table:style-name="ID0EYMBG" table:default-cell-style-name="ID0E3NAC"/>
        <table:table-column table:style-name="ID0E5MBG" table:default-cell-style-name="ID0E3NAC"/>
        <table:table-column table:style-name="ID0EENBG" table:default-cell-style-name="ID0E3NAC"/>
        <table:table-column table:style-name="ID0EKNBG" table:number-columns-repeated="2" table:default-cell-style-name="ID0E3NAC"/>
        <table:table-column table:style-name="ID0EQNBG" table:number-columns-repeated="4" table:default-cell-style-name="ID0E3NAC"/>
        <table:table-column table:style-name="ID0EWNBG" table:number-columns-repeated="247" table:default-cell-style-name="ID0E3NAC"/>
        <table:table-row xmlns:xdr="http://schemas.openxmlformats.org/drawingml/2006/spreadsheetDrawing" table:style-name="ID0E4NBG">
          <table:table-cell table:style-name="ID0EGOAC" office:value-type="string">
            <text:p>class name</text:p>
          </table:table-cell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office:value-type="string">
            <text:p>field definitions</text:p>
          </table:table-cell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VPBG">
          <table:table-cell table:style-name="ID0EGOAC" office:value-type="string">
            <text:p>Account</text:p>
          </table:table-cell>
          <table:table-cell table:style-name="ID0EGOAC"/>
          <table:table-cell table:style-name="ID0EGOAC"/>
          <table:table-cell table:style-name="ID0EGOAC" office:value-type="string">
            <text:p>type</text:p>
          </table:table-cell>
          <table:table-cell table:style-name="ID0EGOAC"/>
          <table:table-cell table:style-name="ID0EGOAC" office:value-type="string">
            <text:p>comment part</text:p>
          </table:table-cell>
          <table:table-cell table:style-name="ID0EGOAC" office:value-type="string">
            <text:p>json annotation</text:p>
          </table:table-cell>
          <table:table-cell table:style-name="ID0EGOAC" office:value-type="string">
            <text:p>variable part</text:p>
          </table:table-cell>
          <table:table-cell table:style-name="ID0EMPAC" office:value-type="string">
            <text:p>COMBINED</text:p>
          </table:table-cell>
          <table:table-cell table:style-name="ID0EGOAC"/>
          <table:table-cell table:style-name="ID0EGOAC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WRBG">
          <table:table-cell table:style-name="ID0ESOAC" office:value-type="string">
            <text:p>id</text:p>
          </table:table-cell>
          <table:table-cell table:style-name="ID0ESOAC" office:value-type="string">
            <text:p>The ID of the account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GOAC" table:formula="oooc:=IF([.C3]=&quot;no&quot;;&quot;&quot;;&quot;@JsonKey(includeIfNull: false)&quot;)" office:value-type="string">
            <text:p/>
          </table:table-cell>
          <table:table-cell table:style-name="ID0EGOAC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GAAE" table:formula="oooc:=CONCATENATE([.F3];CHAR(10);IF([.G3]=&quot;&quot;;&quot;&quot;;CONCATENATE([.G3];CHAR(10)));[.H3])" office:value-type="string">
            <text:p>/// (required) The ID of the account
final String id,</text:p>
          </table:table-cell>
          <table:table-cell table:style-name="ID0EGOAC"/>
          <table:table-cell table:style-name="ID0EGO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6TBG">
          <table:table-cell table:style-name="ID0ESOAC" office:value-type="string">
            <text:p>username</text:p>
          </table:table-cell>
          <table:table-cell table:style-name="ID0ESOAC" office:value-type="string">
            <text:p>The username of the account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GOAC" table:formula="oooc:=IF([.C4]=&quot;no&quot;;&quot;&quot;;&quot;@JsonKey(includeIfNull: false)&quot;)" office:value-type="string">
            <text:p/>
          </table:table-cell>
          <table:table-cell table:style-name="ID0EGOAC" table:formula="oooc:=CONCATENATE(IF([.C4]=&quot;no&quot;;&quot;final&quot;;&quot;     &quot;);&quot; &quot;;[.D4];&quot; &quot;;[.A4];&quot;;&quot;)" office:value-type="string">
            <text:p>final String username,</text:p>
          </table:table-cell>
          <table:table-cell table:style-name="ID0ETAAE" table:formula="oooc:=CONCATENATE([.F4];CHAR(10);IF([.G4]=&quot;&quot;;&quot;&quot;;CONCATENATE([.G4];CHAR(10)));[.H4])" office:value-type="string">
            <text:p>/// (required) The username of the account
final String username,</text:p>
          </table:table-cell>
          <table:table-cell table:style-name="ID0EGOAC"/>
          <table:table-cell table:style-name="ID0EGOAC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IWBG">
          <table:table-cell table:style-name="ID0ESOAC" office:value-type="string">
            <text:p>acct</text:p>
          </table:table-cell>
          <table:table-cell table:style-name="ID0ESOAC" office:value-type="string">
            <text:p>Equals username for local users, includes @domain for remote ones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GOAC" table:formula="oooc:=IF([.C5]=&quot;no&quot;;&quot;&quot;;&quot;@JsonKey(includeIfNull: false)&quot;)" office:value-type="string">
            <text:p/>
          </table:table-cell>
          <table:table-cell table:style-name="ID0EGOAC" table:formula="oooc:=CONCATENATE(IF([.C5]=&quot;no&quot;;&quot;final&quot;;&quot;     &quot;);&quot; &quot;;[.D5];&quot; &quot;;[.A5];&quot;;&quot;)" office:value-type="string">
            <text:p>final String acct,</text:p>
          </table:table-cell>
          <table:table-cell table:style-name="ID0EABAE" table:formula="oooc:=CONCATENATE([.F5];CHAR(10);IF([.G5]=&quot;&quot;;&quot;&quot;;CONCATENATE([.G5];CHAR(10)));[.H5])" office:value-type="string">
            <text:p>/// (required) Equals username for local users, includes @domain for remote ones
final String acct,</text:p>
          </table:table-cell>
          <table:table-cell table:style-name="ID0EGOAC"/>
          <table:table-cell table:style-name="ID0EGOAC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RYBG">
          <table:table-cell table:style-name="ID0ESOAC" office:value-type="string">
            <text:p>display_name</text:p>
          </table:table-cell>
          <table:table-cell table:style-name="ID0ESOAC" office:value-type="string">
            <text:p>The account's display name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GOAC" table:formula="oooc:=IF([.C6]=&quot;no&quot;;&quot;&quot;;&quot;@JsonKey(includeIfNull: false)&quot;)" office:value-type="string">
            <text:p/>
          </table:table-cell>
          <table:table-cell table:style-name="ID0EGOAC" table:formula="oooc:=CONCATENATE(IF([.C6]=&quot;no&quot;;&quot;final&quot;;&quot;     &quot;);&quot; &quot;;[.D6];&quot; &quot;;[.A6];&quot;;&quot;)" office:value-type="string">
            <text:p>final String display_name,</text:p>
          </table:table-cell>
          <table:table-cell table:style-name="ID0ENBAE" table:formula="oooc:=CONCATENATE([.F6];CHAR(10);IF([.G6]=&quot;&quot;;&quot;&quot;;CONCATENATE([.G6];CHAR(10)));[.H6])" office:value-type="string">
            <text:p>/// (required) The account's display name
final String display_name,</text:p>
          </table:table-cell>
          <table:table-cell table:style-name="ID0EGOAC"/>
          <table:table-cell table:style-name="ID0EGOAC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11BG">
          <table:table-cell table:style-name="ID0ESOAC" office:value-type="string">
            <text:p>locked</text:p>
          </table:table-cell>
          <table:table-cell table:style-name="ID0ESOAC" office:value-type="string">
            <text:p>Boolean for when the account cannot be followed without waiting for approval first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GOAC" table:formula="oooc:=IF([.C7]=&quot;no&quot;;&quot;&quot;;&quot;@JsonKey(includeIfNull: false)&quot;)" office:value-type="string">
            <text:p/>
          </table:table-cell>
          <table:table-cell table:style-name="ID0EGOAC" table:formula="oooc:=CONCATENATE(IF([.C7]=&quot;no&quot;;&quot;final&quot;;&quot;     &quot;);&quot; &quot;;[.D7];&quot; &quot;;[.A7];&quot;;&quot;)" office:value-type="string">
            <text:p>final bool locked,</text:p>
          </table:table-cell>
          <table:table-cell table:style-name="ID0E1BAE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,</text:p>
          </table:table-cell>
          <table:table-cell table:style-name="ID0EGOAC"/>
          <table:table-cell table:style-name="ID0EGOAC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D4BG">
          <table:table-cell table:style-name="ID0ESOAC" office:value-type="string">
            <text:p>created_at</text:p>
          </table:table-cell>
          <table:table-cell table:style-name="ID0ESOAC" office:value-type="string">
            <text:p>The time the account was created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DateTime</text:p>
          </table:table-cell>
          <table:table-cell table:style-name="ID0E6OAC"/>
          <table:table-cell table:style-name="ID0EGOAC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GOAC" table:formula="oooc:=IF([.C8]=&quot;no&quot;;&quot;&quot;;&quot;@JsonKey(includeIfNull: false)&quot;)" office:value-type="string">
            <text:p/>
          </table:table-cell>
          <table:table-cell table:style-name="ID0EGOAC" table:formula="oooc:=CONCATENATE(IF([.C8]=&quot;no&quot;;&quot;final&quot;;&quot;     &quot;);&quot; &quot;;[.D8];&quot; &quot;;[.A8];&quot;;&quot;)" office:value-type="string">
            <text:p>final DateTime created_at,</text:p>
          </table:table-cell>
          <table:table-cell table:style-name="ID0EHCAE" table:formula="oooc:=CONCATENATE([.F8];CHAR(10);IF([.G8]=&quot;&quot;;&quot;&quot;;CONCATENATE([.G8];CHAR(10)));[.H8])" office:value-type="string">
            <text:p>/// (required) The time the account was created
final DateTime created_at,</text:p>
          </table:table-cell>
          <table:table-cell table:style-name="ID0EGOAC"/>
          <table:table-cell table:style-name="ID0EGOAC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M6BG">
          <table:table-cell table:style-name="ID0ESOAC" office:value-type="string">
            <text:p>followers_count</text:p>
          </table:table-cell>
          <table:table-cell table:style-name="ID0ESOAC" office:value-type="string">
            <text:p>The number of followers for the account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int</text:p>
          </table:table-cell>
          <table:table-cell table:style-name="ID0E6OAC"/>
          <table:table-cell table:style-name="ID0EGOAC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GOAC" table:formula="oooc:=IF([.C9]=&quot;no&quot;;&quot;&quot;;&quot;@JsonKey(includeIfNull: false)&quot;)" office:value-type="string">
            <text:p/>
          </table:table-cell>
          <table:table-cell table:style-name="ID0EGOAC" table:formula="oooc:=CONCATENATE(IF([.C9]=&quot;no&quot;;&quot;final&quot;;&quot;     &quot;);&quot; &quot;;[.D9];&quot; &quot;;[.A9];&quot;;&quot;)" office:value-type="string">
            <text:p>final int followers_count,</text:p>
          </table:table-cell>
          <table:table-cell table:style-name="ID0EUCAE" table:formula="oooc:=CONCATENATE([.F9];CHAR(10);IF([.G9]=&quot;&quot;;&quot;&quot;;CONCATENATE([.G9];CHAR(10)));[.H9])" office:value-type="string">
            <text:p>/// (required) The number of followers for the account
final int followers_count,</text:p>
          </table:table-cell>
          <table:table-cell table:style-name="ID0EGOAC"/>
          <table:table-cell table:style-name="ID0EGOAC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WBAI">
          <table:table-cell table:style-name="ID0ESOAC" office:value-type="string">
            <text:p>following_count</text:p>
          </table:table-cell>
          <table:table-cell table:style-name="ID0ESOAC" office:value-type="string">
            <text:p>The number of accounts the given account is following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int</text:p>
          </table:table-cell>
          <table:table-cell table:style-name="ID0E6OAC"/>
          <table:table-cell table:style-name="ID0EGOAC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GOAC" table:formula="oooc:=IF([.C10]=&quot;no&quot;;&quot;&quot;;&quot;@JsonKey(includeIfNull: false)&quot;)" office:value-type="string">
            <text:p/>
          </table:table-cell>
          <table:table-cell table:style-name="ID0EGOAC" table:formula="oooc:=CONCATENATE(IF([.C10]=&quot;no&quot;;&quot;final&quot;;&quot;     &quot;);&quot; &quot;;[.D10];&quot; &quot;;[.A10];&quot;;&quot;)" office:value-type="string">
            <text:p>final int following_count,</text:p>
          </table:table-cell>
          <table:table-cell table:style-name="ID0EBDAE" table:formula="oooc:=CONCATENATE([.F10];CHAR(10);IF([.G10]=&quot;&quot;;&quot;&quot;;CONCATENATE([.G10];CHAR(10)));[.H10])" office:value-type="string">
            <text:p>/// (required) The number of accounts the given account is following
final int following_count,</text:p>
          </table:table-cell>
          <table:table-cell table:style-name="ID0EGOAC"/>
          <table:table-cell table:style-name="ID0EGOAC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6DAI">
          <table:table-cell table:style-name="ID0ESOAC" office:value-type="string">
            <text:p>statuses_count</text:p>
          </table:table-cell>
          <table:table-cell table:style-name="ID0ESOAC" office:value-type="string">
            <text:p>The number of statuses the account has made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int</text:p>
          </table:table-cell>
          <table:table-cell table:style-name="ID0E6OAC"/>
          <table:table-cell table:style-name="ID0EGOAC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GOAC" table:formula="oooc:=IF([.C11]=&quot;no&quot;;&quot;&quot;;&quot;@JsonKey(includeIfNull: false)&quot;)" office:value-type="string">
            <text:p/>
          </table:table-cell>
          <table:table-cell table:style-name="ID0EGOAC" table:formula="oooc:=CONCATENATE(IF([.C11]=&quot;no&quot;;&quot;final&quot;;&quot;     &quot;);&quot; &quot;;[.D11];&quot; &quot;;[.A11];&quot;;&quot;)" office:value-type="string">
            <text:p>final int statuses_count,</text:p>
          </table:table-cell>
          <table:table-cell table:style-name="ID0EODAE" table:formula="oooc:=CONCATENATE([.F11];CHAR(10);IF([.G11]=&quot;&quot;;&quot;&quot;;CONCATENATE([.G11];CHAR(10)));[.H11])" office:value-type="string">
            <text:p>/// (required) The number of statuses the account has made
final int statuses_count,</text:p>
          </table:table-cell>
          <table:table-cell table:style-name="ID0EGOAC"/>
          <table:table-cell table:style-name="ID0EGOAC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IGAI">
          <table:table-cell table:style-name="ID0ESOAC" office:value-type="string">
            <text:p>note</text:p>
          </table:table-cell>
          <table:table-cell table:style-name="ID0ESOAC" office:value-type="string">
            <text:p>Biography of user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Document</text:p>
          </table:table-cell>
          <table:table-cell table:style-name="ID0E6OAC"/>
          <table:table-cell table:style-name="ID0EGOAC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GOAC" table:formula="oooc:=IF([.C12]=&quot;no&quot;;&quot;&quot;;&quot;@JsonKey(includeIfNull: false)&quot;)" office:value-type="string">
            <text:p/>
          </table:table-cell>
          <table:table-cell table:style-name="ID0EGOAC" table:formula="oooc:=CONCATENATE(IF([.C12]=&quot;no&quot;;&quot;final&quot;;&quot;     &quot;);&quot; &quot;;[.D12];&quot; &quot;;[.A12];&quot;;&quot;)" office:value-type="string">
            <text:p>final Document note,</text:p>
          </table:table-cell>
          <table:table-cell table:style-name="ID0E2DAE" table:formula="oooc:=CONCATENATE([.F12];CHAR(10);IF([.G12]=&quot;&quot;;&quot;&quot;;CONCATENATE([.G12];CHAR(10)));[.H12])" office:value-type="string">
            <text:p>/// (required) Biography of user
final Document note,</text:p>
          </table:table-cell>
          <table:table-cell table:style-name="ID0EGOAC"/>
          <table:table-cell table:style-name="ID0EGOAC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RIAI">
          <table:table-cell table:style-name="ID0ESOAC" office:value-type="string">
            <text:p>url</text:p>
          </table:table-cell>
          <table:table-cell table:style-name="ID0ESOAC" office:value-type="string">
            <text:p>URL of the user's profile page (can be remote)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GOAC" table:formula="oooc:=IF([.C13]=&quot;no&quot;;&quot;&quot;;&quot;@JsonKey(includeIfNull: false)&quot;)" office:value-type="string">
            <text:p/>
          </table:table-cell>
          <table:table-cell table:style-name="ID0EGOAC" table:formula="oooc:=CONCATENATE(IF([.C13]=&quot;no&quot;;&quot;final&quot;;&quot;     &quot;);&quot; &quot;;[.D13];&quot; &quot;;[.A13];&quot;;&quot;)" office:value-type="string">
            <text:p>final String url,</text:p>
          </table:table-cell>
          <table:table-cell table:style-name="ID0EIEAE" table:formula="oooc:=CONCATENATE([.F13];CHAR(10);IF([.G13]=&quot;&quot;;&quot;&quot;;CONCATENATE([.G13];CHAR(10)));[.H13])" office:value-type="string">
            <text:p>/// (required) URL of the user's profile page (can be remote)
final String url,</text:p>
          </table:table-cell>
          <table:table-cell table:style-name="ID0EGOAC"/>
          <table:table-cell table:style-name="ID0EGOAC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1KAI">
          <table:table-cell table:style-name="ID0ESOAC" office:value-type="string">
            <text:p>avatar</text:p>
          </table:table-cell>
          <table:table-cell table:style-name="ID0ESOAC" office:value-type="string">
            <text:p>URL to the avatar image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GOAC" table:formula="oooc:=IF([.C14]=&quot;no&quot;;&quot;&quot;;&quot;@JsonKey(includeIfNull: false)&quot;)" office:value-type="string">
            <text:p/>
          </table:table-cell>
          <table:table-cell table:style-name="ID0EGOAC" table:formula="oooc:=CONCATENATE(IF([.C14]=&quot;no&quot;;&quot;final&quot;;&quot;     &quot;);&quot; &quot;;[.D14];&quot; &quot;;[.A14];&quot;;&quot;)" office:value-type="string">
            <text:p>final Uri avatar,</text:p>
          </table:table-cell>
          <table:table-cell table:style-name="ID0EVEAE" table:formula="oooc:=CONCATENATE([.F14];CHAR(10);IF([.G14]=&quot;&quot;;&quot;&quot;;CONCATENATE([.G14];CHAR(10)));[.H14])" office:value-type="string">
            <text:p>/// (required) URL to the avatar image
final Uri avatar,</text:p>
          </table:table-cell>
          <table:table-cell table:style-name="ID0EGOAC"/>
          <table:table-cell table:style-name="ID0EGOAC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DNAI">
          <table:table-cell table:style-name="ID0ESOAC" office:value-type="string">
            <text:p>avatar_static</text:p>
          </table:table-cell>
          <table:table-cell table:style-name="ID0ESOAC" office:value-type="string">
            <text:p>URL to the avatar static image (gif)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GOAC" table:formula="oooc:=IF([.C15]=&quot;no&quot;;&quot;&quot;;&quot;@JsonKey(includeIfNull: false)&quot;)" office:value-type="string">
            <text:p/>
          </table:table-cell>
          <table:table-cell table:style-name="ID0EGOAC" table:formula="oooc:=CONCATENATE(IF([.C15]=&quot;no&quot;;&quot;final&quot;;&quot;     &quot;);&quot; &quot;;[.D15];&quot; &quot;;[.A15];&quot;;&quot;)" office:value-type="string">
            <text:p>final Uri avatar_static,</text:p>
          </table:table-cell>
          <table:table-cell table:style-name="ID0ECFAE" table:formula="oooc:=CONCATENATE([.F15];CHAR(10);IF([.G15]=&quot;&quot;;&quot;&quot;;CONCATENATE([.G15];CHAR(10)));[.H15])" office:value-type="string">
            <text:p>/// (required) URL to the avatar static image (gif)
final Uri avatar_static,</text:p>
          </table:table-cell>
          <table:table-cell table:style-name="ID0EGOAC"/>
          <table:table-cell table:style-name="ID0EGOAC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MPAI">
          <table:table-cell table:style-name="ID0ESOAC" office:value-type="string">
            <text:p>header</text:p>
          </table:table-cell>
          <table:table-cell table:style-name="ID0ESOAC" office:value-type="string">
            <text:p>URL to the header image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GOAC" table:formula="oooc:=IF([.C16]=&quot;no&quot;;&quot;&quot;;&quot;@JsonKey(includeIfNull: false)&quot;)" office:value-type="string">
            <text:p/>
          </table:table-cell>
          <table:table-cell table:style-name="ID0EGOAC" table:formula="oooc:=CONCATENATE(IF([.C16]=&quot;no&quot;;&quot;final&quot;;&quot;     &quot;);&quot; &quot;;[.D16];&quot; &quot;;[.A16];&quot;;&quot;)" office:value-type="string">
            <text:p>final Uri header,</text:p>
          </table:table-cell>
          <table:table-cell table:style-name="ID0EPFAE" table:formula="oooc:=CONCATENATE([.F16];CHAR(10);IF([.G16]=&quot;&quot;;&quot;&quot;;CONCATENATE([.G16];CHAR(10)));[.H16])" office:value-type="string">
            <text:p>/// (required) URL to the header image
final Uri header,</text:p>
          </table:table-cell>
          <table:table-cell table:style-name="ID0EGOAC"/>
          <table:table-cell table:style-name="ID0EGOAC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VRAI">
          <table:table-cell table:style-name="ID0ESOAC" office:value-type="string">
            <text:p>header_static</text:p>
          </table:table-cell>
          <table:table-cell table:style-name="ID0ESOAC" office:value-type="string">
            <text:p>URL to the header static image (gif)</text:p>
          </table:table-cell>
          <table:table-cell table:style-name="ID0ES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GOAC" table:formula="oooc:=IF([.C17]=&quot;no&quot;;&quot;&quot;;&quot;@JsonKey(includeIfNull: false)&quot;)" office:value-type="string">
            <text:p/>
          </table:table-cell>
          <table:table-cell table:style-name="ID0EGOAC" table:formula="oooc:=CONCATENATE(IF([.C17]=&quot;no&quot;;&quot;final&quot;;&quot;     &quot;);&quot; &quot;;[.D17];&quot; &quot;;[.A17];&quot;;&quot;)" office:value-type="string">
            <text:p>final Uri header_static,</text:p>
          </table:table-cell>
          <table:table-cell table:style-name="ID0E3FAE" table:formula="oooc:=CONCATENATE([.F17];CHAR(10);IF([.G17]=&quot;&quot;;&quot;&quot;;CONCATENATE([.G17];CHAR(10)));[.H17])" office:value-type="string">
            <text:p>/// (required) URL to the header static image (gif)
final Uri header_static,</text:p>
          </table:table-cell>
          <table:table-cell table:style-name="ID0EGOAC"/>
          <table:table-cell table:style-name="ID0EGOAC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5TAI">
          <table:table-cell table:style-name="ID0ESOAC" office:value-type="string">
            <text:p>moved</text:p>
          </table:table-cell>
          <table:table-cell table:style-name="ID0ESOAC" office:value-type="string">
            <text:p>If the owner decided to switch accounts, new account is in this attribute</text:p>
          </table:table-cell>
          <table:table-cell table:style-name="ID0ESOAC" office:value-type="string">
            <text:p>yes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GOAC" table:formula="oooc:=IF([.C18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18]=&quot;no&quot;;&quot;final&quot;;&quot;     &quot;);&quot; &quot;;[.D18];&quot; &quot;;[.A18];&quot;;&quot;)" office:value-type="string">
            <text:p>      String moved,</text:p>
          </table:table-cell>
          <table:table-cell table:style-name="ID0EJGAE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,</text:p>
          </table:table-cell>
          <table:table-cell table:style-name="ID0EGOAC"/>
          <table:table-cell table:style-name="ID0EGOAC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IWA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GOAC" table:formula="oooc:=IF([.C19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WGAE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LYA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GOAC" table:formula="oooc:=IF([.C20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DHAE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O1A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GOAC" table:formula="oooc:=IF([.C21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QHAE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R3A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GOAC" table:formula="oooc:=IF([.C22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4HAE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U5A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GOAC" table:formula="oooc:=IF([.C23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KIAE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XAB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GOAC" table:formula="oooc:=IF([.C24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XIAE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1CB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GOAC" table:formula="oooc:=IF([.C25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EJAE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4EBI"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6OAC"/>
          <table:table-cell table:style-name="ID0EGO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GOAC" table:formula="oooc:=IF([.C26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RJAE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GOAC"/>
          <table:table-cell table:style-name="ID0EGO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AH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GOAC" table:formula="oooc:=IF([.C27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5J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YI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GOAC" table:formula="oooc:=IF([.C28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LK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QK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GOAC" table:formula="oooc:=IF([.C29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YK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IM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GOAC" table:formula="oooc:=IF([.C30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FL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O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GOAC" table:formula="oooc:=IF([.C31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SL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YP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GOAC" table:formula="oooc:=IF([.C32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6L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QRB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GOAC" table:formula="oooc:=IF([.C33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MM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Status" table:style-name="ID0EZ5DI">
        <table:table-column table:style-name="ID0EWUBI" table:default-cell-style-name="ID0E3NAC"/>
        <table:table-column table:style-name="ID0E3UBI" table:default-cell-style-name="ID0E3NAC"/>
        <table:table-column table:style-name="ID0ECVBI" table:default-cell-style-name="ID0E3NAC"/>
        <table:table-column table:style-name="ID0EIVBI" table:number-columns-repeated="2" table:default-cell-style-name="ID0E3NAC"/>
        <table:table-column table:style-name="ID0EOVBI" table:number-columns-repeated="4" table:default-cell-style-name="ID0E3NAC"/>
        <table:table-column table:style-name="ID0EUVBI" table:number-columns-repeated="247" table:default-cell-style-name="ID0E3NAC"/>
        <table:table-row xmlns:xdr="http://schemas.openxmlformats.org/drawingml/2006/spreadsheetDrawing" table:style-name="ID0E2VBI">
          <table:table-cell table:style-name="ID0EGOAC" office:value-type="string">
            <text:p>class name</text:p>
          </table:table-cell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office:value-type="string">
            <text:p>field definitions</text:p>
          </table:table-cell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TXBI">
          <table:table-cell table:style-name="ID0EGOAC" office:value-type="string">
            <text:p>Status</text:p>
          </table:table-cell>
          <table:table-cell table:style-name="ID0EGOAC"/>
          <table:table-cell table:style-name="ID0EGOAC"/>
          <table:table-cell table:style-name="ID0EGOAC" office:value-type="string">
            <text:p>type</text:p>
          </table:table-cell>
          <table:table-cell table:style-name="ID0EGOAC"/>
          <table:table-cell table:style-name="ID0EGOAC" office:value-type="string">
            <text:p>comment part</text:p>
          </table:table-cell>
          <table:table-cell table:style-name="ID0EGOAC" office:value-type="string">
            <text:p>json annotation</text:p>
          </table:table-cell>
          <table:table-cell table:style-name="ID0EGOAC" office:value-type="string">
            <text:p>variable part</text:p>
          </table:table-cell>
          <table:table-cell table:style-name="ID0EMPAC" office:value-type="string">
            <text:p>COMBINED</text:p>
          </table:table-cell>
          <table:table-cell table:style-name="ID0EGOAC"/>
          <table:table-cell table:style-name="ID0EGOAC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UZBI">
          <table:table-cell table:style-name="ID0E6OAC" office:value-type="string">
            <text:p>id</text:p>
          </table:table-cell>
          <table:table-cell table:style-name="ID0E6OAC" office:value-type="string">
            <text:p>The ID of the status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GOAC" table:formula="oooc:=IF([.C3]=&quot;no&quot;;&quot;&quot;;&quot;@JsonKey(includeIfNull: false)&quot;)" office:value-type="string">
            <text:p/>
          </table:table-cell>
          <table:table-cell table:style-name="ID0EGOAC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ZMAE" table:formula="oooc:=CONCATENATE([.F3];CHAR(10);IF([.G3]=&quot;&quot;;&quot;&quot;;CONCATENATE([.G3];CHAR(10)));[.H3])" office:value-type="string">
            <text:p>/// (required) The ID of the status
final String id,</text:p>
          </table:table-cell>
          <table:table-cell table:style-name="ID0EGOAC"/>
          <table:table-cell table:style-name="ID0EGO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42BI">
          <table:table-cell table:style-name="ID0E6OAC" office:value-type="string">
            <text:p>uri</text:p>
          </table:table-cell>
          <table:table-cell table:style-name="ID0E6OAC" office:value-type="string">
            <text:p>A Fediverse-unique resource ID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GOAC" table:formula="oooc:=IF([.C4]=&quot;no&quot;;&quot;&quot;;&quot;@JsonKey(includeIfNull: false)&quot;)" office:value-type="string">
            <text:p/>
          </table:table-cell>
          <table:table-cell table:style-name="ID0EGOAC" table:formula="oooc:=CONCATENATE(IF([.C4]=&quot;no&quot;;&quot;final&quot;;&quot;     &quot;);&quot; &quot;;[.D4];&quot; &quot;;[.A4];&quot;;&quot;)" office:value-type="string">
            <text:p>final Uri uri,</text:p>
          </table:table-cell>
          <table:table-cell table:style-name="ID0EGNAE" table:formula="oooc:=CONCATENATE([.F4];CHAR(10);IF([.G4]=&quot;&quot;;&quot;&quot;;CONCATENATE([.G4];CHAR(10)));[.H4])" office:value-type="string">
            <text:p>/// (required) A Fediverse-unique resource ID
final Uri uri,</text:p>
          </table:table-cell>
          <table:table-cell table:style-name="ID0EGOAC"/>
          <table:table-cell table:style-name="ID0EGOAC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G5BI">
          <table:table-cell table:style-name="ID0E6OAC" office:value-type="string">
            <text:p>url</text:p>
          </table:table-cell>
          <table:table-cell table:style-name="ID0E6OAC" office:value-type="string">
            <text:p>URL to the status page (can be remote)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Uri</text:p>
          </table:table-cell>
          <table:table-cell table:style-name="ID0E6OAC"/>
          <table:table-cell table:style-name="ID0EGOAC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GOAC" table:formula="oooc:=IF([.C5]=&quot;no&quot;;&quot;&quot;;&quot;@JsonKey(includeIfNull: false)&quot;)" office:value-type="string">
            <text:p/>
          </table:table-cell>
          <table:table-cell table:style-name="ID0EGOAC" table:formula="oooc:=CONCATENATE(IF([.C5]=&quot;no&quot;;&quot;final&quot;;&quot;     &quot;);&quot; &quot;;[.D5];&quot; &quot;;[.A5];&quot;;&quot;)" office:value-type="string">
            <text:p>final Uri url,</text:p>
          </table:table-cell>
          <table:table-cell table:style-name="ID0ETNAE" table:formula="oooc:=CONCATENATE([.F5];CHAR(10);IF([.G5]=&quot;&quot;;&quot;&quot;;CONCATENATE([.G5];CHAR(10)));[.H5])" office:value-type="string">
            <text:p>/// (required) URL to the status page (can be remote)
final Uri url,</text:p>
          </table:table-cell>
          <table:table-cell table:style-name="ID0EGOAC"/>
          <table:table-cell table:style-name="ID0EGO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PACI">
          <table:table-cell table:style-name="ID0E6OAC" office:value-type="string">
            <text:p>account</text:p>
          </table:table-cell>
          <table:table-cell table:style-name="ID0E6OAC" office:value-type="string">
            <text:p><text:span text:style-name="ID0EG6AG">The </text:span><text:span text:style-name="ID0EQ6AG">Account</text:span><text:span text:style-name="ID0EZ6AG"> which posted the status</text:span>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Account</text:p>
          </table:table-cell>
          <table:table-cell table:style-name="ID0E6OAC"/>
          <table:table-cell table:style-name="ID0EGOAC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GOAC" table:formula="oooc:=IF([.C6]=&quot;no&quot;;&quot;&quot;;&quot;@JsonKey(includeIfNull: false)&quot;)" office:value-type="string">
            <text:p/>
          </table:table-cell>
          <table:table-cell table:style-name="ID0EGOAC" table:formula="oooc:=CONCATENATE(IF([.C6]=&quot;no&quot;;&quot;final&quot;;&quot;     &quot;);&quot; &quot;;[.D6];&quot; &quot;;[.A6];&quot;;&quot;)" office:value-type="string">
            <text:p>final Account account,</text:p>
          </table:table-cell>
          <table:table-cell table:style-name="ID0EAOAE" table:formula="oooc:=CONCATENATE([.F6];CHAR(10);IF([.G6]=&quot;&quot;;&quot;&quot;;CONCATENATE([.G6];CHAR(10)));[.H6])" office:value-type="string">
            <text:p>/// (required) The Account which posted the status
final Account account,</text:p>
          </table:table-cell>
          <table:table-cell table:style-name="ID0EGOAC"/>
          <table:table-cell table:style-name="ID0EGOAC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YCCI">
          <table:table-cell table:style-name="ID0E6OAC" office:value-type="string">
            <text:p>in_reply_to_id</text:p>
          </table:table-cell>
          <table:table-cell table:style-name="ID0E6OAC" office:value-type="string">
            <text:p>null or the ID of the status it replies to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GOAC" table:formula="oooc:=IF([.C7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7]=&quot;no&quot;;&quot;final&quot;;&quot;     &quot;);&quot; &quot;;[.D7];&quot; &quot;;[.A7];&quot;;&quot;)" office:value-type="string">
            <text:p>      String in_reply_to_id,</text:p>
          </table:table-cell>
          <table:table-cell table:style-name="ID0ENO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,</text:p>
          </table:table-cell>
          <table:table-cell table:style-name="ID0EGOAC"/>
          <table:table-cell table:style-name="ID0EGOAC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CFCI">
          <table:table-cell table:style-name="ID0E6OAC" office:value-type="string">
            <text:p>in_reply_to_account_id</text:p>
          </table:table-cell>
          <table:table-cell table:style-name="ID0E6OAC" office:value-type="string">
            <text:p>null or the ID of the account it replies to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GOAC" table:formula="oooc:=IF([.C8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8]=&quot;no&quot;;&quot;final&quot;;&quot;     &quot;);&quot; &quot;;[.D8];&quot; &quot;;[.A8];&quot;;&quot;)" office:value-type="string">
            <text:p>      String in_reply_to_account_id,</text:p>
          </table:table-cell>
          <table:table-cell table:style-name="ID0E1O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,</text:p>
          </table:table-cell>
          <table:table-cell table:style-name="ID0EGOAC"/>
          <table:table-cell table:style-name="ID0EGOAC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MHCI">
          <table:table-cell table:style-name="ID0E6OAC" office:value-type="string">
            <text:p>reblog</text:p>
          </table:table-cell>
          <table:table-cell table:style-name="ID0E6OAC" office:value-type="string">
            <text:p><text:span text:style-name="ID0E4EBG">null or the reblogged </text:span><text:span text:style-name="ID0EHFBG">Status</text:span>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Status</text:p>
          </table:table-cell>
          <table:table-cell table:style-name="ID0E6OAC"/>
          <table:table-cell table:style-name="ID0EGOAC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GOAC" table:formula="oooc:=IF([.C9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9]=&quot;no&quot;;&quot;final&quot;;&quot;     &quot;);&quot; &quot;;[.D9];&quot; &quot;;[.A9];&quot;;&quot;)" office:value-type="string">
            <text:p>      Status reblog,</text:p>
          </table:table-cell>
          <table:table-cell table:style-name="ID0EHPAE" table:formula="oooc:=CONCATENATE([.F9];CHAR(10);IF([.G9]=&quot;&quot;;&quot;&quot;;CONCATENATE([.G9];CHAR(10)));[.H9])" office:value-type="string">
            <text:p>/// (optional) null or the reblogged Status
@JsonKey(includeIfNull: false)
      Status reblog,</text:p>
          </table:table-cell>
          <table:table-cell table:style-name="ID0EGOAC"/>
          <table:table-cell table:style-name="ID0EGOAC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WJCI">
          <table:table-cell table:style-name="ID0E6OAC" office:value-type="string">
            <text:p>content</text:p>
          </table:table-cell>
          <table:table-cell table:style-name="ID0E6OAC" office:value-type="string">
            <text:p>Body of the status; this will contain HTML (remote HTML already sanitized)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Document</text:p>
          </table:table-cell>
          <table:table-cell table:style-name="ID0E6OAC" office:value-type="string">
            <text:p>* external lib</text:p>
          </table:table-cell>
          <table:table-cell table:style-name="ID0EGOAC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GOAC" table:formula="oooc:=IF([.C10]=&quot;no&quot;;&quot;&quot;;&quot;@JsonKey(includeIfNull: false)&quot;)" office:value-type="string">
            <text:p/>
          </table:table-cell>
          <table:table-cell table:style-name="ID0EGOAC" table:formula="oooc:=CONCATENATE(IF([.C10]=&quot;no&quot;;&quot;final&quot;;&quot;     &quot;);&quot; &quot;;[.D10];&quot; &quot;;[.A10];&quot;;&quot;)" office:value-type="string">
            <text:p>final Document content,</text:p>
          </table:table-cell>
          <table:table-cell table:style-name="ID0EUP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,</text:p>
          </table:table-cell>
          <table:table-cell table:style-name="ID0EGOAC"/>
          <table:table-cell table:style-name="ID0EGOAC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BMCI">
          <table:table-cell table:style-name="ID0E6OAC" office:value-type="string">
            <text:p>created_at</text:p>
          </table:table-cell>
          <table:table-cell table:style-name="ID0E6OAC" office:value-type="string">
            <text:p>The time the status was created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DateTime</text:p>
          </table:table-cell>
          <table:table-cell table:style-name="ID0E6OAC"/>
          <table:table-cell table:style-name="ID0EGOAC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GOAC" table:formula="oooc:=IF([.C11]=&quot;no&quot;;&quot;&quot;;&quot;@JsonKey(includeIfNull: false)&quot;)" office:value-type="string">
            <text:p/>
          </table:table-cell>
          <table:table-cell table:style-name="ID0EGOAC" table:formula="oooc:=CONCATENATE(IF([.C11]=&quot;no&quot;;&quot;final&quot;;&quot;     &quot;);&quot; &quot;;[.D11];&quot; &quot;;[.A11];&quot;;&quot;)" office:value-type="string">
            <text:p>final DateTime created_at,</text:p>
          </table:table-cell>
          <table:table-cell table:style-name="ID0EBQAE" table:formula="oooc:=CONCATENATE([.F11];CHAR(10);IF([.G11]=&quot;&quot;;&quot;&quot;;CONCATENATE([.G11];CHAR(10)));[.H11])" office:value-type="string">
            <text:p>/// (required) The time the status was created
final DateTime created_at,</text:p>
          </table:table-cell>
          <table:table-cell table:style-name="ID0EGOAC"/>
          <table:table-cell table:style-name="ID0EGOAC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KOCI">
          <table:table-cell table:style-name="ID0E6OAC" office:value-type="string">
            <text:p>emojis</text:p>
          </table:table-cell>
          <table:table-cell table:style-name="ID0E6OAC" office:value-type="string">
            <text:p><text:span text:style-name="ID0EHTAG">An array of </text:span><text:span text:style-name="ID0ERTAG">Emoji</text:span>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Emoji</text:p>
          </table:table-cell>
          <table:table-cell table:style-name="ID0E6OAC"/>
          <table:table-cell table:style-name="ID0EGOAC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GOAC" table:formula="oooc:=IF([.C12]=&quot;no&quot;;&quot;&quot;;&quot;@JsonKey(includeIfNull: false)&quot;)" office:value-type="string">
            <text:p/>
          </table:table-cell>
          <table:table-cell table:style-name="ID0EGOAC" table:formula="oooc:=CONCATENATE(IF([.C12]=&quot;no&quot;;&quot;final&quot;;&quot;     &quot;);&quot; &quot;;[.D12];&quot; &quot;;[.A12];&quot;;&quot;)" office:value-type="string">
            <text:p>final Emoji emojis,</text:p>
          </table:table-cell>
          <table:table-cell table:style-name="ID0EOQAE" table:formula="oooc:=CONCATENATE([.F12];CHAR(10);IF([.G12]=&quot;&quot;;&quot;&quot;;CONCATENATE([.G12];CHAR(10)));[.H12])" office:value-type="string">
            <text:p>/// (required) An array of Emoji
final Emoji emojis,</text:p>
          </table:table-cell>
          <table:table-cell table:style-name="ID0EGOAC"/>
          <table:table-cell table:style-name="ID0EGOAC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TQCI">
          <table:table-cell table:style-name="ID0E6OAC" office:value-type="string">
            <text:p>reblogs_count</text:p>
          </table:table-cell>
          <table:table-cell table:style-name="ID0E6OAC" office:value-type="string">
            <text:p>The number of reblogs for the status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int</text:p>
          </table:table-cell>
          <table:table-cell table:style-name="ID0E6OAC"/>
          <table:table-cell table:style-name="ID0EGOAC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GOAC" table:formula="oooc:=IF([.C13]=&quot;no&quot;;&quot;&quot;;&quot;@JsonKey(includeIfNull: false)&quot;)" office:value-type="string">
            <text:p/>
          </table:table-cell>
          <table:table-cell table:style-name="ID0EGOAC" table:formula="oooc:=CONCATENATE(IF([.C13]=&quot;no&quot;;&quot;final&quot;;&quot;     &quot;);&quot; &quot;;[.D13];&quot; &quot;;[.A13];&quot;;&quot;)" office:value-type="string">
            <text:p>final int reblogs_count,</text:p>
          </table:table-cell>
          <table:table-cell table:style-name="ID0E2QAE" table:formula="oooc:=CONCATENATE([.F13];CHAR(10);IF([.G13]=&quot;&quot;;&quot;&quot;;CONCATENATE([.G13];CHAR(10)));[.H13])" office:value-type="string">
            <text:p>/// (required) The number of reblogs for the status
final int reblogs_count,</text:p>
          </table:table-cell>
          <table:table-cell table:style-name="ID0EGOAC"/>
          <table:table-cell table:style-name="ID0EGOAC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3SCI">
          <table:table-cell table:style-name="ID0E6OAC" office:value-type="string">
            <text:p>favourites_count</text:p>
          </table:table-cell>
          <table:table-cell table:style-name="ID0E6OAC" office:value-type="string">
            <text:p>The number of favourites for the status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int</text:p>
          </table:table-cell>
          <table:table-cell table:style-name="ID0E6OAC"/>
          <table:table-cell table:style-name="ID0EGOAC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GOAC" table:formula="oooc:=IF([.C14]=&quot;no&quot;;&quot;&quot;;&quot;@JsonKey(includeIfNull: false)&quot;)" office:value-type="string">
            <text:p/>
          </table:table-cell>
          <table:table-cell table:style-name="ID0EGOAC" table:formula="oooc:=CONCATENATE(IF([.C14]=&quot;no&quot;;&quot;final&quot;;&quot;     &quot;);&quot; &quot;;[.D14];&quot; &quot;;[.A14];&quot;;&quot;)" office:value-type="string">
            <text:p>final int favourites_count,</text:p>
          </table:table-cell>
          <table:table-cell table:style-name="ID0EIRAE" table:formula="oooc:=CONCATENATE([.F14];CHAR(10);IF([.G14]=&quot;&quot;;&quot;&quot;;CONCATENATE([.G14];CHAR(10)));[.H14])" office:value-type="string">
            <text:p>/// (required) The number of favourites for the status
final int favourites_count,</text:p>
          </table:table-cell>
          <table:table-cell table:style-name="ID0EGOAC"/>
          <table:table-cell table:style-name="ID0EGOAC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FVCI">
          <table:table-cell table:style-name="ID0E6OAC" office:value-type="string">
            <text:p>reblogged</text:p>
          </table:table-cell>
          <table:table-cell table:style-name="ID0E6OAC" office:value-type="string">
            <text:p>Whether the authenticated user has reblogged the status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GOAC" table:formula="oooc:=IF([.C15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15]=&quot;no&quot;;&quot;final&quot;;&quot;     &quot;);&quot; &quot;;[.D15];&quot; &quot;;[.A15];&quot;;&quot;)" office:value-type="string">
            <text:p>      bool reblogged,</text:p>
          </table:table-cell>
          <table:table-cell table:style-name="ID0EVR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,</text:p>
          </table:table-cell>
          <table:table-cell table:style-name="ID0EGOAC"/>
          <table:table-cell table:style-name="ID0EGOAC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PXCI">
          <table:table-cell table:style-name="ID0E6OAC" office:value-type="string">
            <text:p>favourited</text:p>
          </table:table-cell>
          <table:table-cell table:style-name="ID0E6OAC" office:value-type="string">
            <text:p>Whether the authenticated user has favourited the status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GOAC" table:formula="oooc:=IF([.C16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16]=&quot;no&quot;;&quot;final&quot;;&quot;     &quot;);&quot; &quot;;[.D16];&quot; &quot;;[.A16];&quot;;&quot;)" office:value-type="string">
            <text:p>      bool favourited,</text:p>
          </table:table-cell>
          <table:table-cell table:style-name="ID0ECS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,</text:p>
          </table:table-cell>
          <table:table-cell table:style-name="ID0EGOAC"/>
          <table:table-cell table:style-name="ID0EGOAC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ZZCI">
          <table:table-cell table:style-name="ID0E6OAC" office:value-type="string">
            <text:p>muted</text:p>
          </table:table-cell>
          <table:table-cell table:style-name="ID0E6OAC" office:value-type="string">
            <text:p>Whether the authenticated user has muted the conversation this status from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GOAC" table:formula="oooc:=IF([.C17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17]=&quot;no&quot;;&quot;final&quot;;&quot;     &quot;);&quot; &quot;;[.D17];&quot; &quot;;[.A17];&quot;;&quot;)" office:value-type="string">
            <text:p>      bool muted,</text:p>
          </table:table-cell>
          <table:table-cell table:style-name="ID0EPS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,</text:p>
          </table:table-cell>
          <table:table-cell table:style-name="ID0EGOAC"/>
          <table:table-cell table:style-name="ID0EGOAC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D3CI">
          <table:table-cell table:style-name="ID0E6OAC" office:value-type="string">
            <text:p>sensitive</text:p>
          </table:table-cell>
          <table:table-cell table:style-name="ID0E6OAC" office:value-type="string">
            <text:p>Whether media attachments should be hidden by default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GOAC" table:formula="oooc:=IF([.C18]=&quot;no&quot;;&quot;&quot;;&quot;@JsonKey(includeIfNull: false)&quot;)" office:value-type="string">
            <text:p/>
          </table:table-cell>
          <table:table-cell table:style-name="ID0EGOAC" table:formula="oooc:=CONCATENATE(IF([.C18]=&quot;no&quot;;&quot;final&quot;;&quot;     &quot;);&quot; &quot;;[.D18];&quot; &quot;;[.A18];&quot;;&quot;)" office:value-type="string">
            <text:p>final bool sensitive,</text:p>
          </table:table-cell>
          <table:table-cell table:style-name="ID0E3SAE" table:formula="oooc:=CONCATENATE([.F18];CHAR(10);IF([.G18]=&quot;&quot;;&quot;&quot;;CONCATENATE([.G18];CHAR(10)));[.H18])" office:value-type="string">
            <text:p>/// (required) Whether media attachments should be hidden by default
final bool sensitive,</text:p>
          </table:table-cell>
          <table:table-cell table:style-name="ID0EGOAC"/>
          <table:table-cell table:style-name="ID0EGOAC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M5CI">
          <table:table-cell table:style-name="ID0E6OAC" office:value-type="string">
            <text:p>spoiler_text</text:p>
          </table:table-cell>
          <table:table-cell table:style-name="ID0E6OAC" office:value-type="string">
            <text:p>If not empty, warning text that should be displayed before the actual content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GOAC" table:formula="oooc:=IF([.C19]=&quot;no&quot;;&quot;&quot;;&quot;@JsonKey(includeIfNull: false)&quot;)" office:value-type="string">
            <text:p/>
          </table:table-cell>
          <table:table-cell table:style-name="ID0EGOAC" table:formula="oooc:=CONCATENATE(IF([.C19]=&quot;no&quot;;&quot;final&quot;;&quot;     &quot;);&quot; &quot;;[.D19];&quot; &quot;;[.A19];&quot;;&quot;)" office:value-type="string">
            <text:p>final String spoiler_text,</text:p>
          </table:table-cell>
          <table:table-cell table:style-name="ID0EJT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,</text:p>
          </table:table-cell>
          <table:table-cell table:style-name="ID0EGOAC"/>
          <table:table-cell table:style-name="ID0EGOAC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VADI">
          <table:table-cell table:style-name="ID0E6OAC" office:value-type="string">
            <text:p>visibility</text:p>
          </table:table-cell>
          <table:table-cell table:style-name="ID0E6OAC" office:value-type="string">
            <text:p>One of: public, unlisted, private, direct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GOAC" table:formula="oooc:=IF([.C20]=&quot;no&quot;;&quot;&quot;;&quot;@JsonKey(includeIfNull: false)&quot;)" office:value-type="string">
            <text:p/>
          </table:table-cell>
          <table:table-cell table:style-name="ID0EGOAC" table:formula="oooc:=CONCATENATE(IF([.C20]=&quot;no&quot;;&quot;final&quot;;&quot;     &quot;);&quot; &quot;;[.D20];&quot; &quot;;[.A20];&quot;;&quot;)" office:value-type="string">
            <text:p>final String visibility,</text:p>
          </table:table-cell>
          <table:table-cell table:style-name="ID0EWTAE" table:formula="oooc:=CONCATENATE([.F20];CHAR(10);IF([.G20]=&quot;&quot;;&quot;&quot;;CONCATENATE([.G20];CHAR(10)));[.H20])" office:value-type="string">
            <text:p>/// (required) One of: public, unlisted, private, direct
final String visibility,</text:p>
          </table:table-cell>
          <table:table-cell table:style-name="ID0EGOAC"/>
          <table:table-cell table:style-name="ID0EGOAC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5CDI">
          <table:table-cell table:style-name="ID0E6OAC" office:value-type="string">
            <text:p>media_attachments</text:p>
          </table:table-cell>
          <table:table-cell table:style-name="ID0E6OAC" office:value-type="string">
            <text:p><text:span text:style-name="ID0EV3AG">An array of </text:span><text:span text:style-name="ID0E63AG">Attachments</text:span>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Attachment</text:p>
          </table:table-cell>
          <table:table-cell table:style-name="ID0E6OAC"/>
          <table:table-cell table:style-name="ID0EGOAC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GOAC" table:formula="oooc:=IF([.C21]=&quot;no&quot;;&quot;&quot;;&quot;@JsonKey(includeIfNull: false)&quot;)" office:value-type="string">
            <text:p/>
          </table:table-cell>
          <table:table-cell table:style-name="ID0EGOAC" table:formula="oooc:=CONCATENATE(IF([.C21]=&quot;no&quot;;&quot;final&quot;;&quot;     &quot;);&quot; &quot;;[.D21];&quot; &quot;;[.A21];&quot;;&quot;)" office:value-type="string">
            <text:p>final Attachment media_attachments,</text:p>
          </table:table-cell>
          <table:table-cell table:style-name="ID0EDUAE" table:formula="oooc:=CONCATENATE([.F21];CHAR(10);IF([.G21]=&quot;&quot;;&quot;&quot;;CONCATENATE([.G21];CHAR(10)));[.H21])" office:value-type="string">
            <text:p>/// (required) An array of Attachments
final Attachment media_attachments,</text:p>
          </table:table-cell>
          <table:table-cell table:style-name="ID0EGOAC"/>
          <table:table-cell table:style-name="ID0EGOAC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HFDI">
          <table:table-cell table:style-name="ID0E6OAC" office:value-type="string">
            <text:p>mentions</text:p>
          </table:table-cell>
          <table:table-cell table:style-name="ID0E6OAC" office:value-type="string">
            <text:p><text:span text:style-name="ID0ET4AG">An array of </text:span><text:span text:style-name="ID0E44AG">Mentions</text:span>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Mention</text:p>
          </table:table-cell>
          <table:table-cell table:style-name="ID0E6OAC"/>
          <table:table-cell table:style-name="ID0EGOAC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GOAC" table:formula="oooc:=IF([.C22]=&quot;no&quot;;&quot;&quot;;&quot;@JsonKey(includeIfNull: false)&quot;)" office:value-type="string">
            <text:p/>
          </table:table-cell>
          <table:table-cell table:style-name="ID0EGOAC" table:formula="oooc:=CONCATENATE(IF([.C22]=&quot;no&quot;;&quot;final&quot;;&quot;     &quot;);&quot; &quot;;[.D22];&quot; &quot;;[.A22];&quot;;&quot;)" office:value-type="string">
            <text:p>final Mention mentions,</text:p>
          </table:table-cell>
          <table:table-cell table:style-name="ID0EQUAE" table:formula="oooc:=CONCATENATE([.F22];CHAR(10);IF([.G22]=&quot;&quot;;&quot;&quot;;CONCATENATE([.G22];CHAR(10)));[.H22])" office:value-type="string">
            <text:p>/// (required) An array of Mentions
final Mention mentions,</text:p>
          </table:table-cell>
          <table:table-cell table:style-name="ID0EGOAC"/>
          <table:table-cell table:style-name="ID0EGOAC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QHDI">
          <table:table-cell table:style-name="ID0E6OAC" office:value-type="string">
            <text:p>tags</text:p>
          </table:table-cell>
          <table:table-cell table:style-name="ID0E6OAC" office:value-type="string">
            <text:p><text:span text:style-name="ID0EFUAG">An array of </text:span><text:span text:style-name="ID0EPUAG">Tags</text:span></text:p>
          </table:table-cell>
          <table:table-cell table:style-name="ID0E6OAC" office:value-type="string">
            <text:p>no</text:p>
          </table:table-cell>
          <table:table-cell table:style-name="ID0E6OAC" office:value-type="string">
            <text:p>Tag</text:p>
          </table:table-cell>
          <table:table-cell table:style-name="ID0E6OAC"/>
          <table:table-cell table:style-name="ID0EGOAC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GOAC" table:formula="oooc:=IF([.C23]=&quot;no&quot;;&quot;&quot;;&quot;@JsonKey(includeIfNull: false)&quot;)" office:value-type="string">
            <text:p/>
          </table:table-cell>
          <table:table-cell table:style-name="ID0EGOAC" table:formula="oooc:=CONCATENATE(IF([.C23]=&quot;no&quot;;&quot;final&quot;;&quot;     &quot;);&quot; &quot;;[.D23];&quot; &quot;;[.A23];&quot;;&quot;)" office:value-type="string">
            <text:p>final Tag tags,</text:p>
          </table:table-cell>
          <table:table-cell table:style-name="ID0E4UAE" table:formula="oooc:=CONCATENATE([.F23];CHAR(10);IF([.G23]=&quot;&quot;;&quot;&quot;;CONCATENATE([.G23];CHAR(10)));[.H23])" office:value-type="string">
            <text:p>/// (required) An array of Tags
final Tag tags,</text:p>
          </table:table-cell>
          <table:table-cell table:style-name="ID0EGOAC"/>
          <table:table-cell table:style-name="ID0EGOAC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ZJDI">
          <table:table-cell table:style-name="ID0E6OAC" office:value-type="string">
            <text:p>application</text:p>
          </table:table-cell>
          <table:table-cell table:style-name="ID0E6OAC" office:value-type="string">
            <text:p><text:span text:style-name="ID0E4UAG">Application</text:span><text:span text:style-name="ID0EGVAG"> from which the status was posted</text:span>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App</text:p>
          </table:table-cell>
          <table:table-cell table:style-name="ID0E6OAC"/>
          <table:table-cell table:style-name="ID0EGOAC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GOAC" table:formula="oooc:=IF([.C24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4]=&quot;no&quot;;&quot;final&quot;;&quot;     &quot;);&quot; &quot;;[.D24];&quot; &quot;;[.A24];&quot;;&quot;)" office:value-type="string">
            <text:p>      App application,</text:p>
          </table:table-cell>
          <table:table-cell table:style-name="ID0EKVAE" table:formula="oooc:=CONCATENATE([.F24];CHAR(10);IF([.G24]=&quot;&quot;;&quot;&quot;;CONCATENATE([.G24];CHAR(10)));[.H24])" office:value-type="string">
            <text:p>/// (optional) Application from which the status was posted
@JsonKey(includeIfNull: false)
      App application,</text:p>
          </table:table-cell>
          <table:table-cell table:style-name="ID0EGOAC"/>
          <table:table-cell table:style-name="ID0EGOAC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DMDI">
          <table:table-cell table:style-name="ID0E6OAC" office:value-type="string">
            <text:p>language</text:p>
          </table:table-cell>
          <table:table-cell table:style-name="ID0E6OAC" office:value-type="string">
            <text:p>The detected language for the status, if detected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String</text:p>
          </table:table-cell>
          <table:table-cell table:style-name="ID0E6OAC"/>
          <table:table-cell table:style-name="ID0EGOAC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GOAC" table:formula="oooc:=IF([.C25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5]=&quot;no&quot;;&quot;final&quot;;&quot;     &quot;);&quot; &quot;;[.D25];&quot; &quot;;[.A25];&quot;;&quot;)" office:value-type="string">
            <text:p>      String language,</text:p>
          </table:table-cell>
          <table:table-cell table:style-name="ID0EXV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,</text:p>
          </table:table-cell>
          <table:table-cell table:style-name="ID0EGOAC"/>
          <table:table-cell table:style-name="ID0EGOAC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NODI">
          <table:table-cell table:style-name="ID0E6OAC" office:value-type="string">
            <text:p>pinned</text:p>
          </table:table-cell>
          <table:table-cell table:style-name="ID0E6OAC" office:value-type="string">
            <text:p>Whether this is the pinned status for the account that posted it</text:p>
          </table:table-cell>
          <table:table-cell table:style-name="ID0E6OAC" office:value-type="string">
            <text:p>yes</text:p>
          </table:table-cell>
          <table:table-cell table:style-name="ID0E6OAC" office:value-type="string">
            <text:p>bool</text:p>
          </table:table-cell>
          <table:table-cell table:style-name="ID0E6OAC"/>
          <table:table-cell table:style-name="ID0EGOAC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GOAC" table:formula="oooc:=IF([.C26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6]=&quot;no&quot;;&quot;final&quot;;&quot;     &quot;);&quot; &quot;;[.D26];&quot; &quot;;[.A26];&quot;;&quot;)" office:value-type="string">
            <text:p>      bool pinned,</text:p>
          </table:table-cell>
          <table:table-cell table:style-name="ID0EEW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,</text:p>
          </table:table-cell>
          <table:table-cell table:style-name="ID0EGOAC"/>
          <table:table-cell table:style-name="ID0EGOAC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XQ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GOAC" table:formula="oooc:=IF([.C27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RW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PS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GOAC" table:formula="oooc:=IF([.C28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5W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HU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GOAC" table:formula="oooc:=IF([.C29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LX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6V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GOAC" table:formula="oooc:=IF([.C30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YX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XX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GOAC" table:formula="oooc:=IF([.C31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FY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PZ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GOAC" table:formula="oooc:=IF([.C32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SY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H2DI"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/>
          <table:table-cell table:style-name="ID0EGO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GOAC" table:formula="oooc:=IF([.C33]=&quot;no&quot;;&quot;&quot;;&quot;@JsonKey(includeIfNull: false)&quot;)" office:value-type="string">
            <text:p>@JsonKey(includeIfNull: false)</text:p>
          </table:table-cell>
          <table:table-cell table:style-name="ID0EGO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6Y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E5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O5AE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C6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FE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VE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TN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4N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08T15:34:36.245</meta:creation-date>
    <dc:creator xmlns:dc="http://purl.org/dc/elements/1.1/">ccwpc</dc:creator>
    <dc:date xmlns:dc="http://purl.org/dc/elements/1.1/">2018-05-08T15:39:42.919</dc:date>
    <meta:editing-cycles>18</meta:editing-cycles>
    <meta:document-statistic/>
  </office:meta>
</office:document-meta>
</file>